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4925in" fo:margin-right="0in" fo:text-indent="0in" style:auto-text-indent="false"/>
    </style:style>
    <style:style style:name="P2" style:family="paragraph" style:parent-style-name="Heading_20_2">
      <style:text-properties fo:color="#33cc66"/>
    </style:style>
    <style:style style:name="P3" style:family="paragraph" style:parent-style-name="Heading_20_2">
      <style:text-properties fo:color="#33cc66" fo:background-color="transparent"/>
    </style:style>
    <style:style style:name="P4" style:family="paragraph" style:parent-style-name="Heading_20_2">
      <style:text-properties fo:color="#ff33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-asian="Lucida Sans Unicode" style:font-name-complex="Tahoma"/>
    </style:style>
    <style:style style:name="T5" style:family="text">
      <style:text-properties fo:color="#33cc66"/>
    </style:style>
    <style:style style:name="T6" style:family="text">
      <style:text-properties fo:color="#33cc66" fo:background-color="transparent"/>
    </style:style>
    <style:style style:name="T7" style:family="text">
      <style:text-properties fo:color="#ff33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totypes:</text:h>
      <text:h text:style-name="P3" text:outline-level="2">Item 1 – Mini-ITX board running LiveCD Linux <text:span text:style-name="T4">with</text:span> SD-to-IDE (or SATA)</text:h>
      <text:p text:style-name="Text_20_body"><text:span text:style-name="T1">Reason why: </text:span><text:s/>The computer boards need to be small, so mini-ITX was chosen. <text:s/>The LiveCD type of install will sample the hardware during each startup. <text:s/>The SD-to-IDE or SD-to-SATA boards will replace the hard drive and be more reliable. <text:s/>Need to verify that all of this works together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2/07/2010</text:p>
      <text:p text:style-name="Text_20_body">Acquired mini-ITX board, mini-ITX case, RAM, SD-to-IDE converser board and other misc hardware items (cables, KVM switch, etc). <text:s/>Developed new “LiveCD” based on Knoppix. <text:s/>Used my standard Unbuntu PC for development. <text:s/>Created a couple development scripts to help create the compressed iso image. <text:s/>Everything works properly and the system boots and samples hardware like a normal Knoppix distro. <text:s/>This test is complete and successful.</text:p>
      <text:h text:style-name="P3" text:outline-level="2">Item 2 – Pinsetter web cam with Linux</text:h>
      <text:p text:style-name="Text_20_body"><text:span text:style-name="T1">Reason why: </text:span><text:s/>Web cams are not supported well in Linux. <text:s/>Need to test the cheap ones made in China. <text:s/>Use the drivers from the French open source developer (<text:a xlink:type="simple" xlink:href="http://mxhaard.free.fr/spca5xx.html">http://mxhaard.free.fr/spca5xx.html</text:a>)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2/07/2010</text:p>
      <text:p text:style-name="Text_20_body">Tested 4 very cheap (around $10) web cams from China and NewEgg. <text:s/>The drivers are now supported rather well in the Video 4 Linux packages. <text:s/>All of the web cams worked properly with little effort. <text:s/>Some of the web cams have a very poor quality output. <text:s/>The “Applo” from China was by far the best output so far (very clear and colorful).</text:p>
      <text:h text:style-name="P4" text:outline-level="2">Item 3 – Qt screen development with OpenGL and “stretch” screens for different resolutions</text:h>
      <text:p text:style-name="Text_20_body"><text:span text:style-name="T1">Reason why: </text:span><text:s/>The Qt screens will need to be scalable or stretchable to fit different resolutions. <text:s/>Also need to test the OpenGL capabilities of Qt.</text:p>
      <text:p text:style-name="Text_20_body"><text:span text:style-name="T1">Assigned To:</text:span><text:span text:style-name="T2"> <text:s/>Eric</text:span></text:p>
      <text:p text:style-name="Text_20_body"><text:span text:style-name="T1">Prototype Results</text:span>: <text:s/></text:p>
      <text:p text:style-name="Text_20_body"/>
      <text:h text:style-name="Heading_20_2" text:outline-level="2">Item 4 – One computer to drive both upper (or lower) screens with OpenGL (dualhead GPU – not using Xephyr)</text:h>
      <text:p text:style-name="Text_20_body"><text:span text:style-name="T1">Reason why: </text:span><text:s/>Using one computer to drive both screens will save money in hardware. <text:s/>Need to verify OpenGL with graphics rendering from the GPU for both screens (not the CPU). <text:s/>May need a nVidia chipset to perform this on a dualhead GPU. <text:s/>Two X servers – one for each screen device? <text:s/>3D / OpenGL <text:soft-page-break/>may not be possible for both screens in multiseat mode yet.</text:p>
      <text:p text:style-name="Text_20_body">(MDM – multiseat display manager, x servers – multiple instances, X RandR)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5 – One computer to drive both lower screens and input devices (udev / evdev)</text:h>
      <text:p text:style-name="Text_20_body"><text:span text:style-name="T1">Reason why: </text:span><text:s/>Using one computer to drive both screens and input devices will save money in hardware. <text:s/>Need to test the multiseat functionality with different input devices without stealing the pointer (mouse) selection from each screen. <text:s/>Two X servers – one for each screen / input device?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P4" text:outline-level="2">Item 6 – OS updates to the read-only partition (while remaining secure)</text:h>
      <text:p text:style-name="Text_20_body"><text:span text:style-name="T1">Reason why: </text:span><text:s/>There needs to be an easy way to update the software from the Front Desk or other computer on the network. <text:s/>Updating the application software should be easy, but the read-only OS partition may be difficult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</text:p>
      <text:p text:style-name="Text_20_body"/>
      <text:h text:style-name="Heading_20_2" text:outline-level="2">Item 7 – Switch to pinsetter rake arm for ball thrown</text:h>
      <text:p text:style-name="Text_20_body"><text:span text:style-name="T1">Reason why: </text:span><text:s/>May need a switch hooked to the RS-232 or parallel port to recognize when a ball was thrown or the reset button was pressed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P2" text:outline-level="2">Item 8 – Stream web cam data to other computer</text:h>
      <text:p text:style-name="Text_20_body"><text:span text:style-name="T1">Reason why: </text:span><text:s/>This may be needed for troubleshooting or setting up the web cam devices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2/07/2009</text:p>
      <text:p text:style-name="Text_20_body">This can be done with motion or Apache. <text:s/>Motion can do this with the config files and a web browser <text:soft-page-break/>can view the current input.</text:p>
      <text:p text:style-name="Text_20_body"/>
      <text:h text:style-name="P3" text:outline-level="2">Item 9 – Two (2) Pinsetter web cams from the same board with Motion detection</text:h>
      <text:p text:style-name="Text_20_body"><text:span text:style-name="T1">Reason why: </text:span><text:s/>Two web cams are needed (one for each lane pair). <text:s/>One web cam may take up all of the bandwidth of the USB hub. <text:s/>Also need to verify that Motion works with 2 web came – it should with the proper config files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2/07/2010</text:p>
      <text:p text:style-name="Text_20_body">Motion works well with a web cam. <text:s/>It has many options and should work very well for the first prototype. <text:s/>Unfortunately, the motherboard can not support both USB cameras at the same time. See the following web page: <text:a xlink:type="simple" xlink:href="http://www.mail-archive.com/video4linux-list@redhat.com/msg04846.html">http://www.mail-archive.com/video4linux-list@redhat.com/msg04846.html</text:a></text:p>
      <text:p text:style-name="Text_20_body">From that page:</text:p>
      <text:p text:style-name="P1"><text:span text:style-name="T3">You are likely running out of USB bandwidth, which is 12 Mbit/s and cameras usually take so much of it that you can only run one camera per USB bus. <text:s/>Many computers have two USB buses on the motherboard, or you can get extra USB card and then you can attach the cameras into different busses and it should work.</text:span></text:p>
      <text:p text:style-name="Text_20_body"/>
      <text:p text:style-name="Text_20_body">This is an issue that needs to be addressed when selecting hardware for the system. <text:s/>With the proper hardware, motion will be a good o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Mead</meta:initial-creator>
    <meta:creation-date>2009-11-30T20:24:36.68</meta:creation-date>
    <dc:date>2010-02-07T14:46:14</dc:date>
    <dc:creator>Matt </dc:creator>
    <meta:editing-duration>PT01H45M40S</meta:editing-duration>
    <meta:editing-cycles>16</meta:editing-cycles>
    <meta:generator>OpenOffice.org/3.1$Linux OpenOffice.org_project/310m19$Build-9420</meta:generator>
    <meta:document-statistic meta:table-count="0" meta:image-count="0" meta:object-count="0" meta:page-count="3" meta:paragraph-count="45" meta:word-count="796" meta:character-count="4655"/>
  </office:meta>
</office:document-meta>
</file>